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uclid circular a" svg:font-family="'euclid circular a', Arial, 'Source Sans Pro', 'Helvetica Neue', Helvetica, Arial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end" style:justify-single-word="false" style:writing-mode="rl-tb"/>
      <style:text-properties style:font-name="Liberation Serif" fo:font-size="12pt" fo:font-weight="normal" officeooo:rsid="00168898" officeooo:paragraph-rsid="00168898" style:font-name-asian="Noto Serif CJK SC" style:font-size-asian="12pt" style:font-weight-asian="normal" style:font-name-complex="FreeSans" style:font-size-complex="12pt" style:font-weight-complex="normal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68898" officeooo:paragraph-rsid="00168898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75858" officeooo:paragraph-rsid="00175858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85960" officeooo:paragraph-rsid="00185960"/>
    </style:style>
    <style:style style:name="P5" style:family="paragraph" style:parent-style-name="Standard">
      <style:paragraph-properties fo:text-align="end" style:justify-single-word="false" style:writing-mode="rl-tb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0185960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018fb95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01a4d96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18bbfe" officeooo:paragraph-rsid="0018bbfe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18fb95" officeooo:paragraph-rsid="0018fb95"/>
    </style:style>
    <style:style style:name="P11" style:family="paragraph" style:parent-style-name="Standard">
      <style:paragraph-properties fo:text-align="end" style:justify-single-word="false" style:writing-mode="rl-tb"/>
      <style:text-properties fo:font-size="12pt" style:font-size-asian="12pt" style:font-size-complex="12pt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1a4d96" officeooo:paragraph-rsid="001a4d96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1ad7b9" officeooo:paragraph-rsid="001ad7b9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175858" officeooo:paragraph-rsid="00175858"/>
    </style:style>
    <style:style style:name="T1" style:family="text">
      <style:text-properties officeooo:rsid="00185960"/>
    </style:style>
    <style:style style:name="T2" style:family="text">
      <style:text-properties officeooo:rsid="0018fb95"/>
    </style:style>
    <style:style style:name="T3" style:family="text">
      <style:text-properties fo:font-variant="normal" fo:text-transform="none" style:font-name="euclid circular a" fo:font-size="13.5pt" fo:letter-spacing="normal" fo:font-style="normal" fo:font-weight="normal"/>
    </style:style>
    <style:style style:name="T4" style:family="text">
      <style:text-properties fo:font-variant="normal" fo:text-transform="none" style:font-name="euclid circular a" fo:font-size="13.5pt" fo:letter-spacing="normal" fo:font-style="normal" fo:font-weight="normal" officeooo:rsid="0018fb95"/>
    </style:style>
    <style:style style:name="T5" style:family="text">
      <style:text-properties fo:font-variant="normal" fo:text-transform="none" style:font-name="euclid circular a" fo:font-size="13.5pt" fo:letter-spacing="normal" fo:font-style="normal" fo:font-weight="normal" officeooo:rsid="001a4d96"/>
    </style:style>
    <style:style style:name="T6" style:family="text">
      <style:text-properties officeooo:rsid="001a4d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1- </text:span>برنامه‌ای که یک عدد از ورودی دریافت کند و مشخص کند عدد (مثبت، منفی یا صفر است)</text:h>
      <text:p text:style-name="P11"/>
      <text:p text:style-name="P2"><text:span text:style-name="T2">2- </text:span>برنامه‌ای که مقادیر ۲ متغییر a , b را باهم جابجا کند</text:p>
      <text:p text:style-name="P2"/>
      <text:p text:style-name="P2"><text:span text:style-name="T2">3- </text:span>برنامه‌ای که یک عدد از ورودی دریافت کند و تشخیص دهد این عدد اول است یا خیر.</text:p>
      <text:p text:style-name="P2"/>
      <text:p text:style-name="P3"><text:span text:style-name="T2">4- </text:span>برنامه‌ای که اعداد اول موجود در بین دو محدوده X , Y را تشخیص دهد و در خروجی چاپ کن.</text:p>
      <text:p text:style-name="P3"/>
      <text:p text:style-name="P3"><text:span text:style-name="T2">5- </text:span>برنامه‌ای که از کاربر ورودی دریافت کند و تا زمانی که کاربر عبارت exit را در ورودی نداده به دریافت ورودی ادامه دهد</text:p>
      <text:p text:style-name="P3"/>
      <text:p text:style-name="P3"><text:span text:style-name="T2">6- </text:span>برنامه‌ای بنویسید که روی یک لیست پیمایش کند و هر بار شماره index آیتم فعلی به همراه مقدار آن را در خروجی چاپ کند</text:p>
      <text:p text:style-name="P3"/>
      <text:p text:style-name="P3"><text:span text:style-name="T2">7- </text:span>برنامه‌ای که یک لیست شامل ۱۰ عدد دلخواه را داشته باشد و در خروجی ۲ لیست شامل ۵ عدد نخست و ۵ عدد دوم لیست را چاپ کند (دیتا تایپ خروجی باید list باشد)</text:p>
      <text:p text:style-name="P3"/>
      <text:p text:style-name="P3"><text:span text:style-name="T2">8- </text:span>برنامه‌ای که یک لیست شامل ۱۰ عدد دلخواه را داشته باشد و در خروجی یک لیست شامل ۴ عدد آخر لیست را چاپ کند (از اندیس منفی استفاده کنید)</text:p>
      <text:p text:style-name="P3"/>
      <text:p text:style-name="P3"><text:span text:style-name="T2">9- </text:span>برنامه‌ای که یک لیست شامل ۱۰ عدد دلخواه داشته باشد و از عدد سوم تا عدد نهم ، یکی در میان اعداد را به شکل معکوس در خروجی چاپ کند</text:p>
      <text:p text:style-name="P14">m_list = [0,1,2,3,4,5,6,7,8,9]</text:p>
      <text:p text:style-name="P14">output =&gt; [8,6,4,2]</text:p>
      <text:p text:style-name="P4"><text:span text:style-name="T2">10- </text:span>برنامه‌ای که تشخیص دهد یک لیست خالی است (اگر خالی بود در خروجی عبارت True و اگر خالی نبود عبارت False) چاپ شود</text:p>
      <text:p text:style-name="P4"/>
      <text:p text:style-name="P4"><text:span text:style-name="T2">11- </text:span>برنامه‌ای که از دو لیست با مقادیر دلخواه یک لیست واحد بسازد</text:p>
      <text:p text:style-name="P5"/>
      <text:p text:style-name="P5"/>
      <text:p text:style-name="P9"><text:span text:style-name="T2">12- </text:span>برنامه‌ای که یک رشته از اعداد دریافت کند که با (space) از هم جدا شده اند. سپس این رشته را تبدیل به لیستی از اعداد کرده و اعداد اول موجود در آن را در خروجی نمایش دهد (خروجی باید به شکل مرتب شده از بزرگ به کوچک باشد)</text:p>
      <text:p text:style-name="P5"/>
      <text:p text:style-name="P6"><text:span text:style-name="T2">13- </text:span><text:span text:style-name="T1">برنامه‌ای که ۳ عدد از ورودی دریافت کند و از بزرگ به کوچک مرتب کند (این برنامه را یک بار با استفاده از لیست بنویسید و یک بار با استفاده از۳ متغییر و مقایسه آن ها)</text:span></text:p>
      <text:p text:style-name="P5"/>
      <text:p text:style-name="P5"/>
      <text:p text:style-name="P9"><text:span text:style-name="T2">14- </text:span>برنامه‌ای<text:span text:style-name="T2"> که یک عدد چند رقمی (حالا هر چند رقمی) از ورودی دریافت کند و تعداد ارقام موجود در آن را مشخص کند (این برنامه را یکبار با روش ریاضی و باقی‌مانده انجام دهید و یک بار با استفاده از قابلیت‌های دیتا تایپ های پایتون)</text:span></text:p>
      <text:p text:style-name="P9"/>
      <text:p text:style-name="P7"><text:span text:style-name="T2">15- برنامه‌ای که دو رشته از ورودی دریافت کند (حالا به صورت جدا جدا یا در یک خط فرقی نمیکند) و تشخیص دهد این دو رشته </text:span><text:span text:style-name="T3">anagram </text:span><text:span text:style-name="T4">هستن یا خیر …. (به کلماتی که بتوان با جابجا کردن حروف آن‌ها به یک کلمه مشترک رسید میگن anagram) مثلاً (jafar , faraj)</text:span></text:p>
      <text:p text:style-name="P7"><text:span text:style-name="T4"/></text:p>
      <text:p text:style-name="P10"><text:span text:style-name="T3">16- برنامه‌ای که عناصر تکراری از یک لیست را پاک کند.</text:span></text:p>
      <text:p text:style-name="P10"><text:span text:style-name="T5">17- </text:span><text:span text:style-name="T3">برنامه‌ای که حروف تکراری از یک رشته را پاک کند.</text:span></text:p>
      <text:p text:style-name="P12"/>
      <text:p text:style-name="P12"><text:soft-page-break/>18- برنامه‌ای که یک عبارت متنی دریافت کند و تعداد دفعاتی که حرف X (حالا کوچیک یا بزرگ فرقی نمیکنه) داخلش وجود داره رو شمارش کنه</text:p>
      <text:p text:style-name="P5"/>
      <text:p text:style-name="P8"><text:span text:style-name="T6">19 - برنامه‌ای که یک عبارت متنی دریافت کند و تعداد دفعاتی که دنباله abc (حالا کوچیک یا بزرگ فرقی نمیکنه) داخلش وجود داره رو شمارش کنه</text:span></text:p>
      <text:p text:style-name="P5"/>
      <text:p text:style-name="P13">20 – برنامه‌ای که یک دنباله از اعداد که با (space) از هم جدا شده‌اند دریافت کند و در انتها یک لیست از عدد های زوج را در خروجی نمایش دهد (دیتاتایپ خروجی باید لیست باشد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uclid circular a" svg:font-family="'euclid circular a', Arial, 'Source Sans Pro', 'Helvetica Neue', Helvetica, Arial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1T22:23:18.678384533</meta:creation-date>
    <dc:date>2024-02-21T23:25:57.766822818</dc:date>
    <meta:editing-duration>PT31M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2" meta:word-count="551" meta:character-count="2525" meta:non-whitespace-character-count="1995"/>
  </office:meta>
</office:document-meta>
</file>